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office:font-face-decls>
  <office:automatic-styles>
    <text:list-style style:name="LFO1">
      <text:list-level-style-bullet text:level="1" text:style-name="WW_CharLFO1LVL1" text:bullet-char="">
        <style:list-level-properties text:space-before="0.143in" text:min-label-width="0.2916in" text:list-level-position-and-space-mode="label-alignment">
          <style:list-level-label-alignment text:label-followed-by="listtab" fo:margin-left="0.4347in" fo:text-indent="-0.2916in"/>
        </style:list-level-properties>
        <style:text-properties style:font-name="Wingdings"/>
      </text:list-level-style-bullet>
      <text:list-level-style-bullet text:level="2" text:style-name="WW_CharLFO1LVL2" text:bullet-char="">
        <style:list-level-properties text:space-before="0.4347in" text:min-label-width="0.2916in" text:list-level-position-and-space-mode="label-alignment">
          <style:list-level-label-alignment text:label-followed-by="listtab" fo:margin-left="0.7263in" fo:text-indent="-0.2916in"/>
        </style:list-level-properties>
        <style:text-properties style:font-name="Wingdings"/>
      </text:list-level-style-bullet>
      <text:list-level-style-bullet text:level="3" text:style-name="WW_CharLFO1LVL3" text:bullet-char="">
        <style:list-level-properties text:space-before="0.7263in" text:min-label-width="0.2916in" text:list-level-position-and-space-mode="label-alignment">
          <style:list-level-label-alignment text:label-followed-by="listtab" fo:margin-left="1.018in" fo:text-indent="-0.2916in"/>
        </style:list-level-properties>
        <style:text-properties style:font-name="Wingdings"/>
      </text:list-level-style-bullet>
      <text:list-level-style-bullet text:level="4" text:style-name="WW_CharLFO1LVL4" text:bullet-char="">
        <style:list-level-properties text:space-before="1.018in" text:min-label-width="0.2916in" text:list-level-position-and-space-mode="label-alignment">
          <style:list-level-label-alignment text:label-followed-by="listtab" fo:margin-left="1.3097in" fo:text-indent="-0.2916in"/>
        </style:list-level-properties>
        <style:text-properties style:font-name="Wingdings"/>
      </text:list-level-style-bullet>
      <text:list-level-style-bullet text:level="5" text:style-name="WW_CharLFO1LVL5" text:bullet-char="">
        <style:list-level-properties text:space-before="1.3097in" text:min-label-width="0.2916in" text:list-level-position-and-space-mode="label-alignment">
          <style:list-level-label-alignment text:label-followed-by="listtab" fo:margin-left="1.6013in" fo:text-indent="-0.2916in"/>
        </style:list-level-properties>
        <style:text-properties style:font-name="Wingdings"/>
      </text:list-level-style-bullet>
      <text:list-level-style-bullet text:level="6" text:style-name="WW_CharLFO1LVL6" text:bullet-char="">
        <style:list-level-properties text:space-before="1.6013in" text:min-label-width="0.2916in" text:list-level-position-and-space-mode="label-alignment">
          <style:list-level-label-alignment text:label-followed-by="listtab" fo:margin-left="1.893in" fo:text-indent="-0.2916in"/>
        </style:list-level-properties>
        <style:text-properties style:font-name="Wingdings"/>
      </text:list-level-style-bullet>
      <text:list-level-style-bullet text:level="7" text:style-name="WW_CharLFO1LVL7" text:bullet-char="">
        <style:list-level-properties text:space-before="1.893in" text:min-label-width="0.2916in" text:list-level-position-and-space-mode="label-alignment">
          <style:list-level-label-alignment text:label-followed-by="listtab" fo:margin-left="2.1847in" fo:text-indent="-0.2916in"/>
        </style:list-level-properties>
        <style:text-properties style:font-name="Wingdings"/>
      </text:list-level-style-bullet>
      <text:list-level-style-bullet text:level="8" text:style-name="WW_CharLFO1LVL8" text:bullet-char="">
        <style:list-level-properties text:space-before="2.1847in" text:min-label-width="0.2916in" text:list-level-position-and-space-mode="label-alignment">
          <style:list-level-label-alignment text:label-followed-by="listtab" fo:margin-left="2.4763in" fo:text-indent="-0.2916in"/>
        </style:list-level-properties>
        <style:text-properties style:font-name="Wingdings"/>
      </text:list-level-style-bullet>
      <text:list-level-style-bullet text:level="9" text:style-name="WW_CharLFO1LVL9" text:bullet-char="">
        <style:list-level-properties text:space-before="2.4763in" text:min-label-width="0.2916in" text:list-level-position-and-space-mode="label-alignment">
          <style:list-level-label-alignment text:label-followed-by="listtab" fo:margin-left="2.768in" fo:text-indent="-0.2916in"/>
        </style:list-level-properties>
        <style:text-properties style:font-name="Wingdings"/>
      </text:list-level-style-bullet>
    </text:list-style>
    <style:style style:name="P1" style:parent-style-name="Normal" style:master-page-name="MP0" style:family="paragraph">
      <style:paragraph-properties fo:break-before="page"/>
    </style:style>
  </office:automatic-styles>
  <office:body>
    <office:text text:use-soft-page-breaks="true">
      <text:p text:style-name="P1">猎杀</text:p>
      <text:p text:style-name="Normal"><text:s text:c="2"/>“现有收容手段失效，抹杀目标群。”</text:p>
      <text:p text:style-name="Normal"><text:s text:c="2"/>当猎杀成为渴望，狩猎成为冲动时，唯一的桎梏也已不再能够将这暴戾束缚。勒紧嘴套的人被解开枷锁。咆哮在语言之上，超越了一切可以言表的狂躁。</text:p>
      <text:p text:style-name="Normal"><text:s text:c="2"/>“小猫们被放出来了，长官。”嘈杂的通话背景渗透着突击步枪不连续的尖啸，其中不乏模糊的呼号与叫喊。</text:p>
      <text:p text:style-name="Normal"><text:s text:c="2"/>“看好她们，PM-96，做好掩护。所有SOS人员后撤，保持警戒！不要让B-133的附生物接近你们！也不要让它们离开这片场地！”</text:p>
      <text:p text:style-name="Normal"><text:s text:c="2"/>有风席卷而来。</text:p>
      <text:p text:style-name="Normal"><text:s text:c="2"/>长尾的怪物撕破了紧绷的空气，没有唱诗的驱使，没有执行人的号令，那是海德本人的血脉中镌刻的最为纯粹的暴力，这样的血液填满了两头将目及之生命尽数湮灭的恶魂。无头的刽子手被压倒在地，尖牙刺破灰黄色的皮囊，提翁双子的尖啸混杂着进食的呜咽声似乎宣示着掠食与撕咬是生物最为古老、最为原始的掳掠与征服。</text:p>
      <text:p text:style-name="Normal"><text:s text:c="2"/>碎尸肠流骨断，腥涩的血红在空气中恣意飘舞，鹅黄色的脂肪被涂抹在地面，碾作尘埃。撕裂的肌肤干裂外翻，由于血液的淤积而显现出一种怪异的钨蓝。失去迷走神经支配的心肌不知情地抽动。粘滑的肠衣像是纠缠不清、尚有生命的蠕虫般在地表横行。淡粉色的髓液蹂进松软的腐殖质之间，和这锈铁般冰冷的森林融为一体。</text:p>
      <text:p text:style-name="Normal"><text:s text:c="2"/>烧灼瞳孔的暴力之美化作翻腾的胃液被呕吐出来，没有一个人再扣动扳机一次，没有一个人再向前踏出一步。</text:p>
      <text:p text:style-name="Normal"><text:s text:c="2"/>其余的附生物机械地将杖尖对准游蛇，弧光萦绕在这灰暗的林雾中，空气被成束的电子击穿，高频的电啸叫几乎要刺破所有人的鼓膜。</text:p>
      <text:p text:style-name="Normal"><text:s text:c="2"/>“D-3！向L33-172，R37-133处的植入物释放立场，niveau<text:s/>trois!”</text:p>
      <text:p text:style-name="Normal"><text:s text:c="2"/>耳鸣险些盖过这位小姐的声音。</text:p>
      <text:p text:style-name="Normal"><text:s text:c="2"/>强烈的撞击迫使C-12停下移动，C-14则是被突如其来的打击弹翻在地。感应装甲的缝隙周遭闪烁着蜂巢状的衍射光栅，其中的寄生电容让立场表面在相当长的时间内都有电弧跃动，C-14甩动长尾抖落身体黏着的灰尘。双子向远处的B-133发出愤怒的咆哮。</text:p>
      <text:p text:style-name="Normal"><text:s text:c="2"/>“干得漂亮，小子！”</text:p>
      <text:p text:style-name="Normal"><text:s text:c="2"/>他笑了笑，睁开双眼，放下平举的左臂，细碎的光栅尚未散去。</text:p>
      <text:p text:style-name="Normal"><text:s text:c="2"/>“谢谢夸奖，女士。”</text:p>
      <text:p text:style-name="Normal"><text:s text:c="2"/>她们像是被激怒的蛇蜥般冲向附生物的附主，试图徒手穿过将近固态的电浆云，爆裂般的蜂鸣在提翁接触电浆云表面的瞬间在林中穿梭。</text:p>
      <text:p text:style-name="Normal"><text:s text:c="2"/>“朱迪，杰尼！停下！”PM-96想要冲过去拉回双子，但被拦了下来。</text:p>
      <text:p text:style-name="Normal"><text:s text:c="2"/>“PM-77，命令B-134采用常规手段阻断目标群。C-12，C-14没法指望了。”</text:p>
      <text:p text:style-name="Normal"><text:s text:c="2"/>“明白。”</text:p>
      <text:p text:style-name="Normal"><text:s text:c="2"/>黑火药的爆鸣从远方传来，刽子手应声倒地，洛伦兹杖没有规则的闪烁渐渐稀疏与暗淡，失去联系的附生物如浸没在盐水中的断肢般在地面胡乱扭动。</text:p>
      <text:p text:style-name="Normal"><text:s text:c="2"/>障碍在逐个消失。</text:p>
      <text:p text:style-name="Normal"><text:s/><text:s/>组织在焦糊的炭层下不断再生，疼痛与疯狂在肾上腺素的催化下化作杀意，沙哑的低吼仿佛就是这力量的源头。</text:p>
      <text:p text:style-name="Normal"><text:s text:c="2"/>安伯拉本应是眼眶的位置被一层平滑苍白的肌肤覆盖，轻纱般的表皮在不明内生力的作用下被撕裂开，露出了其下覆盖的空洞眼珠，滚烫的锡液如泪水般从创口中喷涌而出。那对球状物快速且诡异地转动，直至聚焦到A-1的位置。</text:p>
      <text:p text:style-name="Normal"><text:s text:c="2"/>她诡谲怪诞地笑了起来，A-1似乎注意到了这点，沉默着放下了背后悬挂的石碑。朱恩的手在碰触到安伯拉肢体的瞬间，粗糙的金属晶体沿着暴露出的骨骼与筋腱如渗透海绵的水般浮现在表面。C-12扭动身体，想要将手臂沿肩膀扭扯下来，但如同被鬣狗钳牢的羚羊，挣脱并不总是那么容易。詹妮弗，从电浆云中抽出手臂，扑向挣扎的朱恩。鲜血迸发涌出，肩胛，乃至侧肋的大片皮肤被一并撕下。</text:p>
      <text:p text:style-name="Normal"><text:s text:c="2"/>C-14拖拽着C-12向后挪动，紧盯着根本没有注意她们的安伯拉。</text:p>
      <text:p text:style-name="Normal"><text:s text:c="2"/>“别傻站着！”有人将她们拖下阵地“你们下次要是再敢这么干我就把你们皮扒了，泡在盐水池里！”</text:p>
      <text:p text:style-name="Normal"><text:s text:c="2"/>詹妮弗像是只扯烂了沙发的宠物獭一样卷起了长尾，朱恩则是因失血过多昏了过去。“听到没有！”</text:p>
      <text:p text:style-name="Normal"><text:s text:c="2"/>“听见了……”孩童般的声色仿佛是对那狂躁疯癫的否定。大片的血污渗透了灰绿色的迷彩，凝固发黑，将它们粘合在一起。</text:p>
      <text:p text:style-name="Normal"><text:s text:c="2"/>“A-1，看你了。B-134的子弹可打不穿那个。”拉萨路指了指远处的B-133。“你知道，或许在这次之后……”</text:p>
      <text:p text:style-name="Normal"><text:s text:c="2"/>“我明白。”</text:p>
      <text:p text:style-name="Normal"><text:s text:c="2"/>“He stumbleth<text:s/>not,<text:s/>because he seeth the light<text:s/>of this<text:s/>world.”她向艳兰色的源头踏出一步。“Martha,I<text:s/>make<text:s/>your rebirth……”A-1用手抵住前额，想要抵抗晶体振荡伴随的阵痛。恍惚间，她看见B-133的皮囊开始扭曲发涨，似乎另一个人形生物想要从中撕破这包袱，从中蜕变。</text:p>
      <text:p text:style-name="Normal"><text:s text:c="2"/>但她看到了另一个，更加熟悉的面孔，正如她自己说的，旧时的噩梦终于还是找到了她，以一种无可逃避的方式。</text:p>
      <text:p text:style-name="Normal"><text:s text:c="2"/>“拉萨路，告诉我那不是真的……”</text:p>
      <text:p text:style-name="Normal"><text:s text:c="2"/>“怎么了，A-1？B-133……在转换成另一个人形实体……是吧？”</text:p>
      <text:p text:style-name="Normal"><text:s text:c="2"/>“安伯拉……安伯拉！”她怒吼着，头痛愈发剧烈“你这混蛋！你为什么不死？为什么！？”黑色的晶体从A-1的颌骨表面析出。</text:p>
      <text:p text:style-name="Normal"><text:s text:c="2"/>“不管发生了什么，A-1，冷静下来，我命令你。”</text:p>
      <text:p text:style-name="Normal"><text:s text:c="2"/>“离她远点，拉萨路！为什么她……A-1！你到底叫什么？”D-3困惑地看着PM-69，并不能理解这个语无伦次的神秘学家想表达什么。</text:p>
      <text:p text:style-name="Normal"><text:s text:c="2"/>“忒缪尔……呵，这个名字——我的身份到现在还重要么？”</text:p>
      <text:p text:style-name="Normal"><text:s text:c="2"/>“忒缪尔……那个创造了忒缪尔协议的一组议员……”</text:p>
      <text:p text:style-name="Normal"><text:s text:c="2"/>“忒缪尔-海德本强制收容协议……可为什么是A-1？”</text:p>
      <text:p text:style-name="Normal"><text:s text:c="2"/>“这你得问她自己了，老大。”</text:p>
      <text:p text:style-name="Normal"><text:s text:c="2"/>黯淡的面具已经爬上了忒缪尔的上唇，崩裂的黑晶如锋利的尖牙。她以常识不能接受的速度越过地表，复仇的强烈渴望与超越理智的愤怒驱使着这台古早且无情的机械去猎杀夙敌。</text:p>
      <text:p text:style-name="Normal"><text:s text:c="2"/>“啊————！”</text:p>
      <text:p text:style-name="Normal"><text:s text:c="2"/>忒缪尔视无物般穿过淡蓝色的灼热电浆，细长的晶种从高举的手中如凭空般生出，她扼住那细长的脖颈，用匕首别入安伯拉张开的锡铅合金液层，一次，又一次，再一次。手，抬起，落下，再抬起，再落下。直至能她用另一只手撕开薄膜，她将手伸入缝隙，用掌根抵住安伯拉的下颚；在外力的强迫下关节滑囊的摩擦声清晰可闻，忒缪尔发抖的双手如台钳般压碎安伯拉的颈椎;撕裂她的下颚。液金状的伪肢从安伯拉的肋旁滑出，试图刺穿忒缪尔的身体。A-1抽回捏住脖颈的左手，将B-133的右肩与肋部整个扯下。</text:p>
      <text:p text:style-name="Normal"><text:s text:c="2"/>“有趣么？啊！？”<text:s/></text:p>
      <text:p text:style-name="Normal"><text:s text:c="2"/>安伯拉挣扎着，想要继续左肢的动作，但忒缪尔上提右手，将安伯拉的面部整个捏住，摔在地面，按得粉碎。</text:p>
      <text:p text:style-name="Normal"><text:s text:c="2"/>她剩余的肢体因疼痛和恐惧而战栗，再生因脑的损坏而变得异常缓慢。</text:p>
      <text:p text:style-name="Normal"><text:s text:c="2"/>“疼么？开心吗！？回答我！”</text:p>
      <text:p text:style-name="Normal"><text:s text:c="2"/>忒缪尔歇斯底里地尖叫着，旧日的愤怒与埋藏心底的仇恨一并迸发，抑制器因过热而崩裂。</text:p>
      <text:p text:style-name="Normal"><text:s text:c="2"/>“你让我失去了所有！所有！”</text:p>
      <text:p text:style-name="Normal"><text:s text:c="2"/>忒缪尔一拳又一拳硬生地将她的胸腔砸穿，拽出了其中跳动着的锡心，安伯拉其余的部分停止了没有目的的挣扎，化为灰烬。</text:p>
      <text:p text:style-name="Normal"><text:s text:c="2"/>她喘息着，仿佛一切都结束了。</text:p>
      <text:p text:style-name="Normal"><text:s text:c="2"/>可锡心仍在跳动。</text:p>
      <text:p text:style-name="Normal"><text:s text:c="2"/>“你诅咒我不得安息。”干涩的声音不知从何传来。</text:p>
      <text:p text:style-name="Normal"><text:s/><text:s/>跳动更加剧烈，残缺的血管、神经以及骨骼与肌肉由空气向外扩张，大致的人形轮廓在一瞬间生成，以至于忒缪尔下意识地将心脏甩向空中。</text:p>
      <text:p text:style-name="Normal"><text:s text:c="2"/>“我受够了……”她咬着唇说道。</text:p>
      <text:p text:style-name="Normal"><text:s text:c="2"/>“合上你痴迷的眼，”</text:p>
      <text:p text:style-name="Normal"><text:s text:c="2"/>“我无法再忍受你的蛮横，”</text:p>
      <text:p text:style-name="Normal"><text:s text:c="2"/>“勿再讲乖戾的话，”</text:p>
      <text:p text:style-name="Normal"><text:s text:c="2"/>“我痛恨你的一切，”</text:p>
      <text:p text:style-name="Normal"><text:s text:c="2"/>“主将你扬弃，”</text:p>
      <text:p text:style-name="Normal"><text:s text:c="2"/>“你这无心的人。”</text:p>
      <text:p text:style-name="Normal"><text:s text:c="2"/>“我的兄弟。”</text:p>
      <text:p text:style-name="Normal"><text:s text:c="2"/>马塔哈尖锐凄厉的耳语如阴影般烙在忒缪尔的回音中。愤怒随着那耳语溶解在风里，踏过草坪，越过林梢，成为了形体之外的诅咒。难以忍受的阵痛与耳鸣侵蚀着她的心智，</text:p>
      <text:p text:style-name="Normal"><text:s text:c="2"/>“给我消失，从这永远消失！”</text:p>
      <text:p text:style-name="Normal"><text:s text:c="2"/>鹅黄色的荧光在林间闪烁，她发狂般捏住自己的前额，口涎不受控制地从齿隙溢出。</text:p>
      <text:p text:style-name="Normal"><text:s text:c="2"/>“给我杀了她！杀了……她……”</text:p>
      <text:p text:style-name="Normal"><text:s text:c="2"/>“悉听君命。”</text:p>
      <text:p text:style-name="Normal"><text:s text:c="2"/>灵魂的沉淀物由内而外穿破安伯拉的皮囊，恐惧此时已不再是悲鸣的借口。漆黑的晶体炸裂开来，如霜叶般飘零。</text:p>
      <text:p text:style-name="Normal"><text:s text:c="2"/>脆弱与乏力感使她僵直在原地。</text:p>
      <text:p text:style-name="Normal"><text:s text:c="2"/>“现在，马大，完成最后的契约——为我上演拉萨路的复生。”她翘首，对她轻声说道，在他赶到之前。</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text-indent="0.2916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143in" text:min-label-width="0.2916in" text:list-level-position-and-space-mode="label-alignment">
          <style:list-level-label-alignment text:label-followed-by="listtab" fo:margin-left="0.4347in" fo:text-indent="-0.2916in"/>
        </style:list-level-properties>
        <style:text-properties style:font-name="Wingdings"/>
      </text:list-level-style-bullet>
      <text:list-level-style-bullet text:level="2" text:style-name="WW_CharLFO1LVL2" text:bullet-char="">
        <style:list-level-properties text:space-before="0.4347in" text:min-label-width="0.2916in" text:list-level-position-and-space-mode="label-alignment">
          <style:list-level-label-alignment text:label-followed-by="listtab" fo:margin-left="0.7263in" fo:text-indent="-0.2916in"/>
        </style:list-level-properties>
        <style:text-properties style:font-name="Wingdings"/>
      </text:list-level-style-bullet>
      <text:list-level-style-bullet text:level="3" text:style-name="WW_CharLFO1LVL3" text:bullet-char="">
        <style:list-level-properties text:space-before="0.7263in" text:min-label-width="0.2916in" text:list-level-position-and-space-mode="label-alignment">
          <style:list-level-label-alignment text:label-followed-by="listtab" fo:margin-left="1.018in" fo:text-indent="-0.2916in"/>
        </style:list-level-properties>
        <style:text-properties style:font-name="Wingdings"/>
      </text:list-level-style-bullet>
      <text:list-level-style-bullet text:level="4" text:style-name="WW_CharLFO1LVL4" text:bullet-char="">
        <style:list-level-properties text:space-before="1.018in" text:min-label-width="0.2916in" text:list-level-position-and-space-mode="label-alignment">
          <style:list-level-label-alignment text:label-followed-by="listtab" fo:margin-left="1.3097in" fo:text-indent="-0.2916in"/>
        </style:list-level-properties>
        <style:text-properties style:font-name="Wingdings"/>
      </text:list-level-style-bullet>
      <text:list-level-style-bullet text:level="5" text:style-name="WW_CharLFO1LVL5" text:bullet-char="">
        <style:list-level-properties text:space-before="1.3097in" text:min-label-width="0.2916in" text:list-level-position-and-space-mode="label-alignment">
          <style:list-level-label-alignment text:label-followed-by="listtab" fo:margin-left="1.6013in" fo:text-indent="-0.2916in"/>
        </style:list-level-properties>
        <style:text-properties style:font-name="Wingdings"/>
      </text:list-level-style-bullet>
      <text:list-level-style-bullet text:level="6" text:style-name="WW_CharLFO1LVL6" text:bullet-char="">
        <style:list-level-properties text:space-before="1.6013in" text:min-label-width="0.2916in" text:list-level-position-and-space-mode="label-alignment">
          <style:list-level-label-alignment text:label-followed-by="listtab" fo:margin-left="1.893in" fo:text-indent="-0.2916in"/>
        </style:list-level-properties>
        <style:text-properties style:font-name="Wingdings"/>
      </text:list-level-style-bullet>
      <text:list-level-style-bullet text:level="7" text:style-name="WW_CharLFO1LVL7" text:bullet-char="">
        <style:list-level-properties text:space-before="1.893in" text:min-label-width="0.2916in" text:list-level-position-and-space-mode="label-alignment">
          <style:list-level-label-alignment text:label-followed-by="listtab" fo:margin-left="2.1847in" fo:text-indent="-0.2916in"/>
        </style:list-level-properties>
        <style:text-properties style:font-name="Wingdings"/>
      </text:list-level-style-bullet>
      <text:list-level-style-bullet text:level="8" text:style-name="WW_CharLFO1LVL8" text:bullet-char="">
        <style:list-level-properties text:space-before="2.1847in" text:min-label-width="0.2916in" text:list-level-position-and-space-mode="label-alignment">
          <style:list-level-label-alignment text:label-followed-by="listtab" fo:margin-left="2.4763in" fo:text-indent="-0.2916in"/>
        </style:list-level-properties>
        <style:text-properties style:font-name="Wingdings"/>
      </text:list-level-style-bullet>
      <text:list-level-style-bullet text:level="9" text:style-name="WW_CharLFO1LVL9" text:bullet-char="">
        <style:list-level-properties text:space-before="2.4763in" text:min-label-width="0.2916in" text:list-level-position-and-space-mode="label-alignment">
          <style:list-level-label-alignment text:label-followed-by="listtab" fo:margin-left="2.768in" fo:text-indent="-0.2916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g_ Five</meta:initial-creator>
    <dc:creator>Yang_ Five</dc:creator>
    <meta:creation-date>2018-04-24T00:51:00Z</meta:creation-date>
    <dc:date>2018-04-24T00:51:00Z</dc:date>
    <meta:template xlink:href="Normal.dotm" xlink:type="simple"/>
    <meta:editing-cycles>780</meta:editing-cycles>
    <meta:editing-duration>PT151380S</meta:editing-duration>
    <meta:document-statistic meta:page-count="1" meta:paragraph-count="6" meta:word-count="493" meta:character-count="3301" meta:row-count="23" meta:non-whitespace-character-count="2814"/>
  </office:meta>
</office:document-meta>
</file>